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e6faf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191919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3cm" svg:stroke-color="#d4ea6b" draw:marker-start="" draw:marker-start-width="0.279cm" draw:marker-start-center="false" draw:marker-end="" draw:marker-end-width="0.2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81cm" svg:stroke-color="#0000ff" draw:marker-start="" draw:marker-start-width="0.321cm" draw:marker-start-center="false" draw:marker-end="Arrow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81cm" svg:stroke-color="#ff0000" draw:marker-start="" draw:marker-start-width="0.321cm" draw:marker-start-center="false" draw:marker-end="Arrow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64cm" fo:min-width="0.52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64cm" fo:min-width="0.52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e6faf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8cm" draw:marker-start-center="false" draw:marker-end="" draw:marker-end-width="0.28cm" draw:marker-end-center="false" draw:fill="solid" draw:fill-color="#191919" draw:textarea-horizontal-align="justify" draw:textarea-vertical-align="middle" fo:padding-top="0.152cm" fo:padding-bottom="0.152cm" fo:padding-left="0.277cm" fo:padding-right="0.27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8cm" draw:marker-start-center="false" draw:marker-end="" draw:marker-end-width="0.28cm" draw:marker-end-center="false" draw:fill="solid" draw:fill-color="#191919" draw:textarea-horizontal-align="justify" draw:textarea-vertical-align="middle" fo:padding-top="0.152cm" fo:padding-bottom="0.152cm" fo:padding-left="0.277cm" fo:padding-right="0.27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81cm" svg:stroke-color="#ff7aff" draw:marker-start="" draw:marker-start-width="0.321cm" draw:marker-start-center="false" draw:marker-end="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dash" draw:stroke-dash="Fine_20_Dashed" svg:stroke-width="0.053cm" svg:stroke-color="#ff7aff" draw:marker-start="" draw:marker-start-width="0.279cm" draw:marker-start-center="false" draw:marker-end="" draw:marker-end-width="0.2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76cm" fo:min-width="0.61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81cm" svg:stroke-color="#00ff00" draw:marker-start="" draw:marker-start-width="0.321cm" draw:marker-start-center="false" draw:marker-end="" draw:marker-end-width="0.321cm" draw:marker-end-center="false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3cm" svg:stroke-color="#00ff00" draw:marker-start="" draw:marker-start-width="0.279cm" draw:marker-start-center="false" draw:marker-end="" draw:marker-end-width="0.2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53cm" svg:stroke-color="#00ff00" draw:marker-start="" draw:marker-start-width="0.279cm" draw:marker-start-center="false" draw:marker-end="" draw:marker-end-width="0.2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53cm" svg:stroke-color="#00ff00" draw:marker-start="" draw:marker-start-width="0.279cm" draw:marker-start-center="false" draw:marker-end="" draw:marker-end-width="0.2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6cm" fo:min-width="0.67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ffd428" draw:marker-start="" draw:marker-start-width="0.279cm" draw:marker-start-center="false" draw:marker-end="Arrow" draw:marker-end-width="0.3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dash" draw:stroke-dash="Ultrafine_20_Dashed" svg:stroke-width="0.035cm" svg:stroke-color="#ffd428" draw:marker-start="" draw:marker-start-width="0.252cm" draw:marker-start-center="false" draw:marker-end="" draw:marker-end-width="0.252cm" draw:marker-end-center="false" draw:fill="none" draw:fill-color="#cfe7f5" draw:textarea-horizontal-align="justify" draw:textarea-vertical-align="middle" draw:auto-grow-height="false" fo:min-height="3.224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dash" draw:stroke-dash="Ultrafine_20_Dashed" svg:stroke-width="0.035cm" svg:stroke-color="#ffd428" draw:marker-start="" draw:marker-start-width="0.252cm" draw:marker-start-center="false" draw:marker-end="" draw:marker-end-width="0.252cm" draw:marker-end-center="false" draw:fill="none" draw:fill-color="#cfe7f5" draw:textarea-horizontal-align="justify" draw:textarea-vertical-align="middle" draw:auto-grow-height="false" fo:min-height="3.13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6fa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19191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7aff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ff00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cfe7f5"/>
      <style:paragraph-properties fo:margin-left="0cm" fo:margin-right="0cm" fo:margin-top="0cm" fo:margin-bottom="0cm" fo:line-height="100%" fo:text-indent="0cm"/>
      <style:text-properties fo:color="#ffd428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7aff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7aff" style:text-outline="false" style:text-line-through-style="none" style:text-line-through-type="none" style:text-position="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ff00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ff00" style:text-outline="false" style:text-line-through-style="none" style:text-line-through-type="none" style:text-position="-33% 58%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d428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2cm" svg:y1="8.2cm" svg:x2="22.3cm" svg:y2="8.5cm">
          <text:p/>
        </draw:line>
        <draw:g>
          <draw:rect draw:style-name="gr2" draw:text-style-name="P2" draw:layer="layout" svg:width="3.6cm" svg:height="0.6cm" draw:transform="rotate (0.753109572235553) translate (4.216cm 6.417cm)">
            <text:p/>
          </draw:rect>
          <draw:polygon draw:style-name="gr3" draw:text-style-name="P3" draw:layer="layout" svg:width="0.999cm" svg:height="1.299cm" draw:transform="rotate (0.772133661082291) translate (6.62232217362307cm 3.71860518121728cm)" svg:viewBox="0 0 1000 1300" draw:points="0,1300 0,0 1000,0 1000,205 300,205 300,1095 1000,1095 1000,1300">
            <text:p/>
          </draw:polygon>
        </draw:g>
        <draw:line draw:style-name="gr4" draw:text-style-name="P4" draw:layer="layout" svg:x1="21.6cm" svg:y1="7.7cm" svg:x2="21.9cm" svg:y2="8cm">
          <text:p/>
        </draw:line>
        <draw:line draw:style-name="gr5" draw:text-style-name="P4" draw:layer="layout" svg:x1="1.7cm" svg:y1="9.401cm" svg:x2="1.7cm" svg:y2="5.801cm">
          <text:p/>
        </draw:line>
        <draw:line draw:style-name="gr6" draw:text-style-name="P4" draw:layer="layout" svg:x1="1.7cm" svg:y1="9.202cm" svg:x2="5.3cm" svg:y2="9.202cm">
          <text:p/>
        </draw:line>
        <draw:frame draw:style-name="gr7" draw:text-style-name="P6" draw:layer="layout" svg:width="1.023cm" svg:height="1.114cm" svg:x="5.4cm" svg:y="8.701cm">
          <draw:text-box>
            <text:p text:style-name="P5"><text:span text:style-name="T1">x</text:span><text:span text:style-name="T2">0</text:span></text:p>
          </draw:text-box>
        </draw:frame>
        <draw:frame draw:style-name="gr8" draw:text-style-name="P7" draw:layer="layout" svg:width="1.023cm" svg:height="1.114cm" svg:x="1.3cm" svg:y="4.488cm">
          <draw:text-box>
            <text:p text:style-name="P5"><text:span text:style-name="T3">z</text:span><text:span text:style-name="T4">0</text:span></text:p>
          </draw:text-box>
        </draw:frame>
        <draw:rect draw:style-name="gr9" draw:text-style-name="P2" draw:layer="layout" svg:width="3.6cm" svg:height="0.6cm" draw:transform="rotate (0.753458638085952) translate (1.6cm 8.964cm)">
          <text:p/>
        </draw:rect>
        <draw:circle draw:style-name="gr10" draw:text-style-name="P3" draw:layer="layout" svg:width="0.8cm" svg:height="0.8cm" svg:x="1.4cm" svg:y="8.801cm">
          <text:p/>
        </draw:circle>
        <draw:circle draw:style-name="gr11" draw:text-style-name="P3" draw:layer="layout" svg:width="0.8cm" svg:height="0.8cm" svg:x="4.1cm" svg:y="6.201cm">
          <text:p/>
        </draw:circle>
        <draw:path draw:style-name="gr12" draw:text-style-name="P4" draw:layer="layout" svg:width="0.621cm" svg:height="0.898cm" svg:x="3.3cm" svg:y="8.201cm" svg:viewBox="0 0 622 899" svg:d="M0 0c800 299 600 899 600 899">
          <text:p/>
        </draw:path>
        <draw:line draw:style-name="gr13" draw:text-style-name="P4" draw:layer="layout" svg:x1="1.8cm" svg:y1="9.201cm" svg:x2="9.8cm" svg:y2="1.601cm">
          <text:p/>
        </draw:line>
        <draw:frame draw:style-name="gr14" draw:text-style-name="P8" draw:layer="layout" svg:width="1.111cm" svg:height="0.826cm" svg:x="2.726cm" svg:y="8.474cm">
          <draw:text-box>
            <text:p text:style-name="P5"><text:span text:style-name="T5">45</text:span><text:span text:style-name="T6">o</text:span></text:p>
          </draw:text-box>
        </draw:frame>
        <draw:g>
          <draw:custom-shape draw:style-name="gr15" draw:text-style-name="P9" draw:layer="layout" svg:width="0.417cm" svg:height="0.405cm" svg:x="1.58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4" draw:layer="layout" svg:x1="1.64cm" svg:y1="9.066cm" svg:x2="1.94cm" svg:y2="9.366cm">
            <text:p/>
          </draw:line>
          <draw:line draw:style-name="gr17" draw:text-style-name="P4" draw:layer="layout" svg:x1="1.64cm" svg:y1="9.066cm" svg:x2="1.94cm" svg:y2="9.366cm">
            <text:p/>
          </draw:line>
          <draw:line draw:style-name="gr18" draw:text-style-name="P4" draw:layer="layout" svg:x1="1.94cm" svg:y1="9.066cm" svg:x2="1.64cm" svg:y2="9.366cm">
            <text:p/>
          </draw:line>
        </draw:g>
        <draw:frame draw:style-name="gr19" draw:text-style-name="P10" draw:layer="layout" svg:width="1.175cm" svg:height="0.966cm" svg:x="1.8cm" svg:y="9.434cm">
          <draw:text-box>
            <text:p text:style-name="P5"><text:span text:style-name="T7">y</text:span><text:span text:style-name="T8">0</text:span></text:p>
          </draw:text-box>
        </draw:frame>
        <draw:line draw:style-name="gr20" draw:text-style-name="P4" draw:layer="layout" svg:x1="7.3cm" svg:y1="3.9cm" svg:x2="4cm" svg:y2="0.4cm">
          <text:p/>
        </draw:line>
        <draw:custom-shape draw:style-name="gr21" draw:text-style-name="P4" draw:layer="layout" svg:width="0.4cm" svg:height="3.7cm" svg:x="3.5cm" svg:y="0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4" draw:layer="layout" svg:width="0.4cm" svg:height="3.6cm" draw:transform="rotate (1.5707963267949) translate (3.7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1" draw:layer="layout" svg:width="1.5cm" svg:height="1.673cm" svg:x="2.6cm" svg:y="2cm">
          <draw:text-box>
            <text:p text:style-name="P5"><text:span text:style-name="T9">√</text:span><text:span text:style-name="T9">2</text:span></text:p>
          </draw:text-box>
        </draw:frame>
        <draw:frame draw:style-name="gr24" draw:text-style-name="P11" draw:layer="layout" svg:width="1.5cm" svg:height="1.673cm" svg:x="4.9cm" svg:y="4.227cm">
          <draw:text-box>
            <text:p text:style-name="P5"><text:span text:style-name="T9">√</text:span><text:span text:style-name="T9">2</text:span></text:p>
          </draw:text-box>
        </draw:frame>
        <draw:frame draw:style-name="gr25" draw:text-style-name="P11" draw:layer="layout" svg:width="1.5cm" svg:height="1.673cm" svg:x="6.1cm" svg:y="1.9cm">
          <draw:text-box>
            <text:p text:style-name="P5"><text:span text:style-name="T9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5T23:11:23.590000000</dc:date>
    <meta:editing-duration>PT3H14M48S</meta:editing-duration>
    <meta:editing-cycles>12</meta:editing-cycles>
    <meta:generator>LibreOffice/6.2.7.1$Windows_X86_64 LibreOffice_project/23edc44b61b830b7d749943e020e96f5a7df63bf</meta:generator>
    <meta:document-statistic meta:object-count="27"/>
  </office:meta>
</office:document-meta>
</file>